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Times New Roman1" svg:font-family="'Times New Roman'" style:font-family-generic="roman"/>
    <style:font-face style:name="Ubuntu" svg:font-family="Ubuntu" style:font-family-generic="swiss"/>
    <style:font-face style:name="Lohit Hindi2" svg:font-family="'Lohit Hindi', 'Times New Roman'" style:font-pitch="variable"/>
    <style:font-face style:name="OpenSymbol" svg:font-family="OpenSymbol"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color="#000000" fo:font-size="13pt" style:font-size-asian="13pt" style:font-size-complex="13pt"/>
    </style:style>
    <style:style style:name="P4" style:family="paragraph" style:parent-style-name="Standard">
      <style:text-properties fo:color="#000000" style:font-name="Times New Roman1" fo:font-size="13pt" style:letter-kerning="true" style:font-size-asian="13pt" style:font-size-complex="13pt"/>
    </style:style>
    <style:style style:name="P5" style:family="paragraph" style:parent-style-name="Text_20_body">
      <style:text-properties fo:color="#000000" fo:font-size="13pt" style:font-size-asian="13pt" style:font-size-complex="13pt"/>
    </style:style>
    <style:style style:name="P6" style:family="paragraph" style:parent-style-name="Text_20_body">
      <style:text-properties fo:color="#000000" fo:font-size="13pt" style:font-size-asian="13pt" style:font-size-complex="13pt"/>
    </style:style>
    <style:style style:name="P7" style:family="paragraph" style:parent-style-name="Heading_20_1">
      <style:text-properties fo:color="#000000" fo:font-size="13pt" style:font-size-asian="13pt" style:font-size-complex="13pt"/>
    </style:style>
    <style:style style:name="P8" style:family="paragraph" style:parent-style-name="Standard" style:master-page-name="Standard">
      <style:paragraph-properties style:page-number="auto"/>
      <style:text-properties fo:color="#000000" style:font-name="Times New Roman1" fo:font-size="13pt" style:letter-kerning="true" style:font-size-asian="13pt" style:font-size-complex="13pt"/>
    </style:style>
    <style:style style:name="P9" style:family="paragraph">
      <style:paragraph-properties style:writing-mode="lr-tb"/>
    </style:style>
    <style:style style:name="T1" style:family="text">
      <style:text-properties fo:color="#000000" fo:font-size="13pt" style:font-size-asian="13pt" style:font-size-complex="13pt"/>
    </style:style>
    <style:style style:name="T2" style:family="text">
      <style:text-properties fo:color="#000000" fo:font-size="13pt" style:font-size-asian="13pt" style:font-size-complex="13pt" text:display="true"/>
    </style:style>
    <style:style style:name="T3" style:family="text">
      <style:text-properties fo:color="#000000" fo:font-size="13pt" style:font-size-asian="13pt" style:font-name-complex="Times New Roman" style:font-size-complex="13pt" style:font-weight-complex="bold" text:display="true"/>
    </style:style>
    <style:style style:name="T4" style:family="text">
      <style:text-properties fo:color="#000000" style:font-name="Times New Roman1" fo:font-size="13pt" fo:font-style="normal" fo:font-weight="normal" style:letter-kerning="true" style:font-size-asian="13pt" style:font-style-asian="normal" style:font-weight-asian="normal" style:font-name-complex="Times New Roman" style:font-size-complex="13pt" style:font-weight-complex="bold" text:display="true"/>
    </style:style>
    <style:style style:name="T5" style:family="text">
      <style:text-properties fo:color="#000000" style:font-name="Times New Roman1" fo:font-size="13pt" style:letter-kerning="true" style:font-size-asian="13pt" style:font-size-complex="13pt"/>
    </style:style>
    <style:style style:name="T6" style:family="text">
      <style:text-properties style:font-name="Times New Roman1" fo:font-style="normal" fo:font-weight="normal" style:letter-kerning="true" style:font-style-asian="normal" style:font-weight-asian="normal"/>
    </style:style>
    <style:style style:name="T7" style:family="text">
      <style:text-properties style:font-name="Times New Roman1" style:letter-kerning="true"/>
    </style:style>
    <style:style style:name="T8" style:family="text">
      <style:text-properties style:use-window-font-color="true" style:font-name="Times New Roman" fo:font-size="10pt" fo:language="en" fo:country="US" style:letter-kerning="true" style:font-name-asian="DejaVu Sans1" style:font-size-asian="10pt" style:font-name-complex="Times New Roman"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text:span text:style-name="T6">This paragraph is a bit too </text:span><text:span text:style-name="T7">long, so I would suggest to try to make your point shorter. Again, this is not the main message. Your data and the innovative analyses you made have very strong theoretical implications (for models of eye guidance in natural scenes but also about the generality of CoG phenomena as predicted by models of saccade programming) and these would need to be discussed. In fact, reminding in a last paragraph the neural basis of the CoG effect would help showing how important your finding is... And discussing the extent to which your finding should export to natural scenes and that this is predicted by no model, except to some extent Greg's model which has a saccade averaging component, is also important. And it would also be worth discussing a bit the time course of high level processes, how this may be speeded up for objects in context, and finally conclude on the virtues of using isolated objects as it allows to disentangle the contribution of the different processes which are obviously more difficult to tear apart in natural scenes.</text:span></text:p>
      <text:p text:style-name="P4"/>
      <text:p text:style-name="Text_20_body"><text:span text:style-name="Marque_20_de_20_commentaire"><text:span text:style-name="T3"/></text:span></text:p>
      <text:h text:style-name="P7" text:outline-level="1">General Discussion</text:h>
      <text:p text:style-name="P5"/>
      <text:p text:style-name="Text_20_body"><text:span text:style-name="T1">Our last, but certainly not least, conclusion is that taking stimuli's low-level features (e.g. CoG, saliency) into account is very important. In Experiment 1, we found opposite results for initial landing positions depending on whether or not we corrected for the object's CoG. Applying only one or the other analysis could have resulted in a striking, yet incorrect, conclusion: a bias towards the object's graspable (or non-graspable, depending on the chosen reference point) part at the earliest possible processing stage</text:span><text:span text:style-name="Marque_20_de_20_commentaire"><text:span text:style-name="T1">.</text:span></text:span><text:span text:style-name="T1"> Note that designs using handled objects as stimuli are particularly sensitive to a CoG confoun</text:span><text:span text:style-name="Marque_20_de_20_commentaire"><text:span text:style-name="T1">d</text:span></text:span><text:span text:style-name="T1">, because the vast majority of handled objects is more salient, and more 'heavy', at the non-handled part than the handled part. Consequently, the possible effect of this low-level feature cannot be canceled out by, for example, simply using different object orientations. </text:span></text:p>
      <text:p text:style-name="Text_20_body"><text:span text:style-name="T1">On</text:span><text:span text:style-name="Marque_20_de_20_commentaire"><text:span text:style-name="T1">e</text:span></text:span><text:span text:style-name="T1"> might argue that this asymmetry of graspable objects is an intrinsic property and is precisely what defines their action-relatedness. Controlling for it would therefore be </text:span><text:soft-page-break/><text:span text:style-name="T1">unnatural and interfere with the process (i.e., action priming by object viewing) typically under investigation in affordance studies. However, although this argument has some merit from an ecological perspective, the fact that opposite conclusions (e.g. a bias towards the handle, a bias away from the handle, or no bias at all) can be drawn from roughly similar paradigms (Myachykov et al., 2013; Roberts &amp; Humphreys, 2006; Vainio et al., 2007 and ours) is worrisome. In light of the present results, these differences may be explained by a previously-ignored effect: the CoG effect. Therefore, we believe that it should be a prerequisite for studies using real objects as stimuli to guarantee that a potential higher-level effect (e.g. an affordance effect) is not likely to be explained by the stimuli's low-level features. Such care should not only be taken when measuring bottom-up-driven oculomotor behaviour, but even when measuring other cognitive processes, such as visuospatial attention</text:span><text:span text:style-name="Marque_20_de_20_commentaire"><text:span text:style-name="T1">.</text:span></text:span><text:span text:style-name="Marque_20_de_20_commentaire"><text:span text:style-name="T2"><office:annotation office:name="374208947"><dc:creator>francoise</dc:creator><dc:date>2013-12-07T19:50:00</dc:date><text:sender-initials>FV</text:sender-initials><text:p text:style-name="P9"><text:span text:style-name="T8">I would move that message in a conclusion that would also remind the other important conclusions.</text:span></text:p></office:annotation></text:span></text:span><text:span text:style-name="T1">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3" svg:font-family="'Lohit Hindi'"/>
    <style:font-face style:name="Times New Roman1" svg:font-family="'Times New Roman'" style:font-family-generic="roman"/>
    <style:font-face style:name="Ubuntu" svg:font-family="Ubuntu" style:font-family-generic="swiss"/>
    <style:font-face style:name="Lohit Hindi2" svg:font-family="'Lohit Hindi', 'Times New Roman'" style:font-pitch="variable"/>
    <style:font-face style:name="OpenSymbol" svg:font-family="OpenSymbol" style:font-pitch="variable"/>
    <style:font-face style:name="Lohit Hindi1"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family-generic-asian="swiss" style:font-pitch-asian="variable" style:font-size-asian="14pt" style:font-name-complex="Lohit Hindi2" style:font-family-complex="'Lohit Hindi', 'Times New Roman'"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200%" fo:text-indent="0.3in" style:auto-text-indent="false" fo:keep-with-next="auto"/>
    </style:style>
    <style:style style:name="List" style:family="paragraph" style:parent-style-name="Text_20_body" style:class="list">
      <style:text-properties style:font-name-complex="Lohit Hindi2" style:font-family-complex="'Lohit Hindi', 'Times New 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4pt" style:font-weight-complex="bold"/>
    </style:style>
    <style:style style:name="Légende"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Times New Roman'" style:font-pitch-complex="variable" style:font-size-complex="12pt" style:font-style-complex="italic"/>
    </style:style>
    <style:style style:name="Abstract" style:family="paragraph" style:parent-style-name="Text_20_body">
      <style:paragraph-properties fo:margin-left="0in" fo:margin-right="0in" fo:margin-top="0in" fo:margin-bottom="0.1598in" style:contextual-spacing="false" fo:text-indent="0in" style:auto-text-indent="false"/>
      <style:text-properties style:font-name="Arial" fo:font-family="Arial" style:font-family-generic="swiss" style:font-pitch="variable" fo:font-size="10.5pt" fo:font-weight="bold" style:font-size-asian="10.5pt" style:font-weight-asian="bold" style:font-name-complex="Arial" style:font-family-complex="Arial" style:font-family-generic-complex="swiss" style:font-pitch-complex="variabl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style>
    <style:style style:name="Footnote" style:family="paragraph" style:parent-style-name="Standard" style:class="extra">
      <style:paragraph-properties fo:margin-left="0.2354in" fo:margin-right="0in" fo:line-height="200%" fo:orphans="2" fo:widows="2"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re" style:family="paragraph" style:parent-style-name="Heading" style:next-style-name="Text_20_body">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Footnote_20_Symbol" style:display-name="Footnote Symbol" style:family="text"/>
    <style:style style:name="Appel_20_note_20_de_20_bas_20_de_20_p." style:display-name="Appel note de bas de p." style:family="text">
      <style:text-properties style:text-position="super 58%"/>
    </style:style>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en" fo:country="US" style:letter-kerning="true" style:font-name-asian="DejaVu Sans1" style:font-family-asian="'DejaVu Sans'" style:font-family-generic-asian="swiss" style:font-pitch-asian="variable" style:font-size-asian="8pt" style:font-name-complex="Tahoma" style:font-family-complex="Tahoma" style:font-family-generic-complex="swiss" style:font-pitch-complex="variable" style:font-size-complex="8pt"/>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language="en" fo:country="US" style:letter-kerning="true" style:font-name-asian="DejaVu Sans1" style:font-family-asian="'DejaVu Sans'" style:font-family-generic-asian="swiss" style:font-pitch-asian="variable"/>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Eye Movements Towards Graspable Objects</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oise</meta:initial-creator>
    <meta:creation-date>2013-12-01T17:02:00</meta:creation-date>
    <dc:creator>Lotje van der Linden</dc:creator>
    <dc:date>2014-02-12T16:02:21.583666933</dc:date>
    <meta:editing-cycles>82</meta:editing-cycles>
    <meta:editing-duration>PT22H43M27S</meta:editing-duration>
    <meta:printed-by>Lotje van der Linden</meta:printed-by>
    <meta:print-date>2014-01-21T17:00:58.597861989</meta:print-date>
    <meta:generator>LibreOffice/4.2.0.4$Linux_X86_64 LibreOffice_project/420m0$Build-4</meta:generator>
    <meta:document-statistic meta:table-count="0" meta:image-count="0" meta:object-count="0" meta:page-count="2" meta:paragraph-count="6" meta:word-count="507" meta:character-count="3199" meta:non-whitespace-character-count="2696"/>
    <meta:user-defined meta:name="ZOTERO_PREF_1">&lt;data data-version="3" zotero-version="4.0.15"&gt;&lt;session id="lSKFh2yN"/&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